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5pt" style:font-size-asian="5pt" style:font-size-complex="5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2" style:family="text">
      <style:text-properties fo:color="#000000" loext:opacity="100%" style:font-name="TimesNewRoman1" fo:font-size="10pt" fo:font-weight="bold" style:font-size-asian="10pt" style:font-weight-asian="bold" style:font-name-complex="TimesNewRoman1" style:font-size-complex="10pt" style:font-weight-complex="bold"/>
    </style:style>
    <style:style style:name="T3" style:family="text">
      <style:text-properties fo:color="#000000" loext:opacity="100%" style:font-name="TimesNewRoman1" fo:font-size="5pt" fo:font-weight="bold" style:font-size-asian="5pt" style:font-weight-asian="bold" style:font-name-complex="TimesNewRoman1" style:font-size-complex="5pt" style:font-weight-complex="bold"/>
    </style:style>
    <style:style style:name="T4" style:family="text">
      <style:text-properties fo:color="#000000" loext:opacity="100%" style:font-name="Calibri1" fo:font-size="11pt" fo:font-weight="normal" style:font-size-asian="11pt" style:font-weight-asian="normal" style:font-name-complex="Calibri1" style:font-size-complex="11pt" style:font-weight-complex="normal"/>
    </style:style>
    <style:style style:name="T5" style:family="text">
      <style:text-properties fo:color="#000000" loext:opacity="100%" style:font-name="TimesNewRoman1" fo:font-size="9.5pt" fo:font-weight="bold" style:font-size-asian="9.5pt" style:font-weight-asian="bold" style:font-name-complex="TimesNewRoman1" style:font-size-complex="9.5pt" style:font-weight-complex="bold"/>
    </style:style>
    <style:style style:name="T6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55cm" svg:height="0.704cm" svg:x="2.329cm" svg:y="2.566cm">
          <draw:text-box>
            <text:p text:style-name="P1"><text:span text:style-name="T1"><text:s text:c="22"/></text:span><text:span text:style-name="T1">SPRINT-3 </text:span></text:p>
          </draw:text-box>
        </draw:frame>
        <draw:frame draw:style-name="gr2" draw:text-style-name="P3" draw:layer="layout" svg:width="0.352cm" svg:height="0.39cm" svg:x="2.329cm" svg:y="3.28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175cm" svg:height="0.196cm" svg:x="2.329cm" svg:y="3.69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844cm" svg:height="0.39cm" svg:x="2.761cm" svg:y="3.988cm">
          <draw:text-box>
            <text:p text:style-name="P1"><text:span text:style-name="T4">Date </text:span></text:p>
          </draw:text-box>
        </draw:frame>
        <draw:polygon draw:style-name="gr5" draw:text-style-name="P6" draw:layer="layout" svg:width="0.026cm" svg:height="0.026cm" svg:x="2.558cm" svg:y="3.89cm" svg:viewBox="0 0 27 27" draw:points="0,27 27,27 27,0 0,0">
          <text:p/>
        </draw:polygon>
        <draw:polygon draw:style-name="gr5" draw:text-style-name="P6" draw:layer="layout" svg:width="0.026cm" svg:height="0.026cm" svg:x="2.558cm" svg:y="3.89cm" svg:viewBox="0 0 27 27" draw:points="0,27 27,27 27,0 0,0">
          <text:p/>
        </draw:polygon>
        <draw:polygon draw:style-name="gr5" draw:text-style-name="P6" draw:layer="layout" svg:width="7.942cm" svg:height="0.026cm" svg:x="2.584cm" svg:y="3.89cm" svg:viewBox="0 0 7943 27" draw:points="0,27 7943,27 7943,0 0,0">
          <text:p/>
        </draw:polygon>
        <draw:polygon draw:style-name="gr5" draw:text-style-name="P6" draw:layer="layout" svg:width="0.026cm" svg:height="0.026cm" svg:x="10.526cm" svg:y="3.89cm" svg:viewBox="0 0 27 27" draw:points="0,27 27,27 27,0 0,0">
          <text:p/>
        </draw:polygon>
        <draw:polygon draw:style-name="gr5" draw:text-style-name="P6" draw:layer="layout" svg:width="8.523cm" svg:height="0.026cm" svg:x="10.552cm" svg:y="3.89cm" svg:viewBox="0 0 8524 27" draw:points="0,27 8524,27 8524,0 0,0">
          <text:p/>
        </draw:polygon>
        <draw:polygon draw:style-name="gr5" draw:text-style-name="P6" draw:layer="layout" svg:width="0.027cm" svg:height="0.026cm" svg:x="19.075cm" svg:y="3.89cm" svg:viewBox="0 0 28 27" draw:points="0,27 28,27 28,0 0,0">
          <text:p/>
        </draw:polygon>
        <draw:polygon draw:style-name="gr5" draw:text-style-name="P6" draw:layer="layout" svg:width="0.027cm" svg:height="0.026cm" svg:x="19.075cm" svg:y="3.89cm" svg:viewBox="0 0 28 27" draw:points="0,27 28,27 28,0 0,0">
          <text:p/>
        </draw:polygon>
        <draw:polygon draw:style-name="gr5" draw:text-style-name="P6" draw:layer="layout" svg:width="0.026cm" svg:height="0.46cm" svg:x="2.558cm" svg:y="3.916cm" svg:viewBox="0 0 27 461" draw:points="0,461 27,461 27,0 0,0">
          <text:p/>
        </draw:polygon>
        <draw:polygon draw:style-name="gr5" draw:text-style-name="P6" draw:layer="layout" svg:width="0.026cm" svg:height="0.46cm" svg:x="10.526cm" svg:y="3.916cm" svg:viewBox="0 0 27 461" draw:points="0,461 27,461 27,0 0,0">
          <text:p/>
        </draw:polygon>
        <draw:polygon draw:style-name="gr5" draw:text-style-name="P6" draw:layer="layout" svg:width="0.027cm" svg:height="0.46cm" svg:x="19.075cm" svg:y="3.916cm" svg:viewBox="0 0 28 461" draw:points="0,461 28,461 28,0 0,0">
          <text:p/>
        </draw:polygon>
        <draw:frame draw:style-name="gr4" draw:text-style-name="P5" draw:layer="layout" svg:width="3.135cm" svg:height="0.39cm" svg:x="10.729cm" svg:y="3.988cm">
          <draw:text-box>
            <text:p text:style-name="P1"><text:span text:style-name="T4">09 November 2022 </text:span></text:p>
          </draw:text-box>
        </draw:frame>
        <draw:frame draw:style-name="gr4" draw:text-style-name="P5" draw:layer="layout" svg:width="1.399cm" svg:height="0.39cm" svg:x="2.761cm" svg:y="4.5cm">
          <draw:text-box>
            <text:p text:style-name="P1"><text:span text:style-name="T4">Team ID </text:span></text:p>
          </draw:text-box>
        </draw:frame>
        <draw:polygon draw:style-name="gr5" draw:text-style-name="P6" draw:layer="layout" svg:width="0.026cm" svg:height="0.026cm" svg:x="2.558cm" svg:y="4.376cm" svg:viewBox="0 0 27 27" draw:points="0,27 27,27 27,0 0,0">
          <text:p/>
        </draw:polygon>
        <draw:polygon draw:style-name="gr5" draw:text-style-name="P6" draw:layer="layout" svg:width="7.942cm" svg:height="0.026cm" svg:x="2.584cm" svg:y="4.376cm" svg:viewBox="0 0 7943 27" draw:points="0,27 7943,27 7943,0 0,0">
          <text:p/>
        </draw:polygon>
        <draw:polygon draw:style-name="gr5" draw:text-style-name="P6" draw:layer="layout" svg:width="0.026cm" svg:height="0.026cm" svg:x="10.526cm" svg:y="4.376cm" svg:viewBox="0 0 27 27" draw:points="0,27 27,27 27,0 0,0">
          <text:p/>
        </draw:polygon>
        <draw:polygon draw:style-name="gr5" draw:text-style-name="P6" draw:layer="layout" svg:width="8.523cm" svg:height="0.026cm" svg:x="10.552cm" svg:y="4.376cm" svg:viewBox="0 0 8524 27" draw:points="0,27 8524,27 8524,0 0,0">
          <text:p/>
        </draw:polygon>
        <draw:polygon draw:style-name="gr5" draw:text-style-name="P6" draw:layer="layout" svg:width="0.027cm" svg:height="0.026cm" svg:x="19.075cm" svg:y="4.376cm" svg:viewBox="0 0 28 27" draw:points="0,27 28,27 28,0 0,0">
          <text:p/>
        </draw:polygon>
        <draw:polygon draw:style-name="gr5" draw:text-style-name="P6" draw:layer="layout" svg:width="0.026cm" svg:height="0.494cm" svg:x="2.558cm" svg:y="4.402cm" svg:viewBox="0 0 27 495" draw:points="0,495 27,495 27,0 0,0">
          <text:p/>
        </draw:polygon>
        <draw:polygon draw:style-name="gr5" draw:text-style-name="P6" draw:layer="layout" svg:width="0.026cm" svg:height="0.494cm" svg:x="10.526cm" svg:y="4.402cm" svg:viewBox="0 0 27 495" draw:points="0,495 27,495 27,0 0,0">
          <text:p/>
        </draw:polygon>
        <draw:polygon draw:style-name="gr5" draw:text-style-name="P6" draw:layer="layout" svg:width="0.027cm" svg:height="0.494cm" svg:x="19.075cm" svg:y="4.402cm" svg:viewBox="0 0 28 495" draw:points="0,495 28,495 28,0 0,0">
          <text:p/>
        </draw:polygon>
        <draw:frame draw:style-name="gr4" draw:text-style-name="P5" draw:layer="layout" svg:width="3.389cm" svg:height="0.39cm" svg:x="10.729cm" svg:y="4.5cm">
          <draw:text-box>
            <text:p text:style-name="P1"><text:span text:style-name="T4">PNT2022TMID41170 </text:span></text:p>
          </draw:text-box>
        </draw:frame>
        <draw:frame draw:style-name="gr4" draw:text-style-name="P5" draw:layer="layout" svg:width="2.25cm" svg:height="0.39cm" svg:x="2.761cm" svg:y="5.029cm">
          <draw:text-box>
            <text:p text:style-name="P1"><text:span text:style-name="T4">Project Name </text:span></text:p>
          </draw:text-box>
        </draw:frame>
        <draw:frame draw:style-name="gr4" draw:text-style-name="P5" draw:layer="layout" svg:width="7.347cm" svg:height="0.39cm" svg:x="10.729cm" svg:y="4.985cm">
          <draw:text-box>
            <text:p text:style-name="P1"><text:span text:style-name="T4">VirtualEye - Life Gaurd for Swimming Pools To </text:span></text:p>
          </draw:text-box>
        </draw:frame>
        <draw:polygon draw:style-name="gr5" draw:text-style-name="P6" draw:layer="layout" svg:width="0.026cm" svg:height="0.027cm" svg:x="2.558cm" svg:y="4.896cm" svg:viewBox="0 0 27 28" draw:points="0,28 27,28 27,0 0,0">
          <text:p/>
        </draw:polygon>
        <draw:polygon draw:style-name="gr5" draw:text-style-name="P6" draw:layer="layout" svg:width="7.942cm" svg:height="0.027cm" svg:x="2.584cm" svg:y="4.896cm" svg:viewBox="0 0 7943 28" draw:points="0,28 7943,28 7943,0 0,0">
          <text:p/>
        </draw:polygon>
        <draw:polygon draw:style-name="gr5" draw:text-style-name="P6" draw:layer="layout" svg:width="0.026cm" svg:height="0.027cm" svg:x="10.526cm" svg:y="4.896cm" svg:viewBox="0 0 27 28" draw:points="0,28 27,28 27,0 0,0">
          <text:p/>
        </draw:polygon>
        <draw:polygon draw:style-name="gr5" draw:text-style-name="P6" draw:layer="layout" svg:width="8.523cm" svg:height="0.027cm" svg:x="10.552cm" svg:y="4.896cm" svg:viewBox="0 0 8524 28" draw:points="0,28 8524,28 8524,0 0,0">
          <text:p/>
        </draw:polygon>
        <draw:polygon draw:style-name="gr5" draw:text-style-name="P6" draw:layer="layout" svg:width="0.027cm" svg:height="0.027cm" svg:x="19.075cm" svg:y="4.896cm" svg:viewBox="0 0 28 28" draw:points="0,28 28,28 28,0 0,0">
          <text:p/>
        </draw:polygon>
        <draw:polygon draw:style-name="gr5" draw:text-style-name="P6" draw:layer="layout" svg:width="0.026cm" svg:height="0.952cm" svg:x="2.558cm" svg:y="4.923cm" svg:viewBox="0 0 27 953" draw:points="0,953 27,953 27,0 0,0">
          <text:p/>
        </draw:polygon>
        <draw:polygon draw:style-name="gr5" draw:text-style-name="P6" draw:layer="layout" svg:width="0.026cm" svg:height="0.952cm" svg:x="10.526cm" svg:y="4.923cm" svg:viewBox="0 0 27 953" draw:points="0,953 27,953 27,0 0,0">
          <text:p/>
        </draw:polygon>
        <draw:polygon draw:style-name="gr5" draw:text-style-name="P6" draw:layer="layout" svg:width="0.027cm" svg:height="0.952cm" svg:x="19.075cm" svg:y="4.923cm" svg:viewBox="0 0 28 953" draw:points="0,953 28,953 28,0 0,0">
          <text:p/>
        </draw:polygon>
        <draw:frame draw:style-name="gr4" draw:text-style-name="P5" draw:layer="layout" svg:width="3.846cm" svg:height="0.39cm" svg:x="10.729cm" svg:y="5.435cm">
          <draw:text-box>
            <text:p text:style-name="P1"><text:span text:style-name="T4">Detect Active Drowning </text:span></text:p>
          </draw:text-box>
        </draw:frame>
        <draw:frame draw:style-name="gr4" draw:text-style-name="P5" draw:layer="layout" svg:width="2.766cm" svg:height="0.39cm" svg:x="2.761cm" svg:y="5.99cm">
          <draw:text-box>
            <text:p text:style-name="P1"><text:span text:style-name="T4">Maximum Marks </text:span></text:p>
          </draw:text-box>
        </draw:frame>
        <draw:polygon draw:style-name="gr5" draw:text-style-name="P6" draw:layer="layout" svg:width="0.026cm" svg:height="0.026cm" svg:x="2.558cm" svg:y="5.875cm" svg:viewBox="0 0 27 27" draw:points="0,27 27,27 27,0 0,0">
          <text:p/>
        </draw:polygon>
        <draw:polygon draw:style-name="gr5" draw:text-style-name="P6" draw:layer="layout" svg:width="7.942cm" svg:height="0.026cm" svg:x="2.584cm" svg:y="5.875cm" svg:viewBox="0 0 7943 27" draw:points="0,27 7943,27 7943,0 0,0">
          <text:p/>
        </draw:polygon>
        <draw:polygon draw:style-name="gr5" draw:text-style-name="P6" draw:layer="layout" svg:width="0.026cm" svg:height="0.026cm" svg:x="10.526cm" svg:y="5.875cm" svg:viewBox="0 0 27 27" draw:points="0,27 27,27 27,0 0,0">
          <text:p/>
        </draw:polygon>
        <draw:polygon draw:style-name="gr5" draw:text-style-name="P6" draw:layer="layout" svg:width="8.523cm" svg:height="0.026cm" svg:x="10.552cm" svg:y="5.875cm" svg:viewBox="0 0 8524 27" draw:points="0,27 8524,27 8524,0 0,0">
          <text:p/>
        </draw:polygon>
        <draw:polygon draw:style-name="gr5" draw:text-style-name="P6" draw:layer="layout" svg:width="0.027cm" svg:height="0.026cm" svg:x="19.075cm" svg:y="5.875cm" svg:viewBox="0 0 28 27" draw:points="0,27 28,27 28,0 0,0">
          <text:p/>
        </draw:polygon>
        <draw:polygon draw:style-name="gr5" draw:text-style-name="P6" draw:layer="layout" svg:width="0.026cm" svg:height="0.486cm" svg:x="2.558cm" svg:y="5.901cm" svg:viewBox="0 0 27 487" draw:points="0,487 27,487 27,0 0,0">
          <text:p/>
        </draw:polygon>
        <draw:polygon draw:style-name="gr5" draw:text-style-name="P6" draw:layer="layout" svg:width="0.026cm" svg:height="0.026cm" svg:x="2.558cm" svg:y="6.387cm" svg:viewBox="0 0 27 27" draw:points="0,27 27,27 27,0 0,0">
          <text:p/>
        </draw:polygon>
        <draw:polygon draw:style-name="gr5" draw:text-style-name="P6" draw:layer="layout" svg:width="0.026cm" svg:height="0.026cm" svg:x="2.558cm" svg:y="6.387cm" svg:viewBox="0 0 27 27" draw:points="0,27 27,27 27,0 0,0">
          <text:p/>
        </draw:polygon>
        <draw:polygon draw:style-name="gr5" draw:text-style-name="P6" draw:layer="layout" svg:width="7.942cm" svg:height="0.026cm" svg:x="2.584cm" svg:y="6.387cm" svg:viewBox="0 0 7943 27" draw:points="0,27 7943,27 7943,0 0,0">
          <text:p/>
        </draw:polygon>
        <draw:polygon draw:style-name="gr5" draw:text-style-name="P6" draw:layer="layout" svg:width="0.026cm" svg:height="0.486cm" svg:x="10.526cm" svg:y="5.901cm" svg:viewBox="0 0 27 487" draw:points="0,487 27,487 27,0 0,0">
          <text:p/>
        </draw:polygon>
        <draw:polygon draw:style-name="gr5" draw:text-style-name="P6" draw:layer="layout" svg:width="0.026cm" svg:height="0.026cm" svg:x="10.526cm" svg:y="6.387cm" svg:viewBox="0 0 27 27" draw:points="0,27 27,27 27,0 0,0">
          <text:p/>
        </draw:polygon>
        <draw:polygon draw:style-name="gr5" draw:text-style-name="P6" draw:layer="layout" svg:width="8.523cm" svg:height="0.026cm" svg:x="10.552cm" svg:y="6.387cm" svg:viewBox="0 0 8524 27" draw:points="0,27 8524,27 8524,0 0,0">
          <text:p/>
        </draw:polygon>
        <draw:polygon draw:style-name="gr5" draw:text-style-name="P6" draw:layer="layout" svg:width="0.027cm" svg:height="0.486cm" svg:x="19.075cm" svg:y="5.901cm" svg:viewBox="0 0 28 487" draw:points="0,487 28,487 28,0 0,0">
          <text:p/>
        </draw:polygon>
        <draw:polygon draw:style-name="gr5" draw:text-style-name="P6" draw:layer="layout" svg:width="0.027cm" svg:height="0.026cm" svg:x="19.075cm" svg:y="6.387cm" svg:viewBox="0 0 28 27" draw:points="0,27 28,27 28,0 0,0">
          <text:p/>
        </draw:polygon>
        <draw:polygon draw:style-name="gr5" draw:text-style-name="P6" draw:layer="layout" svg:width="0.027cm" svg:height="0.026cm" svg:x="19.075cm" svg:y="6.387cm" svg:viewBox="0 0 28 27" draw:points="0,27 28,27 28,0 0,0">
          <text:p/>
        </draw:polygon>
        <draw:frame draw:style-name="gr4" draw:text-style-name="P5" draw:layer="layout" svg:width="1.365cm" svg:height="0.39cm" svg:x="10.729cm" svg:y="5.99cm">
          <draw:text-box>
            <text:p text:style-name="P1"><text:span text:style-name="T4">4 Marks </text:span></text:p>
          </draw:text-box>
        </draw:frame>
        <draw:frame draw:style-name="gr2" draw:text-style-name="P3" draw:layer="layout" svg:width="0.352cm" svg:height="0.39cm" svg:x="2.329cm" svg:y="6.4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9cm" svg:x="2.329cm" svg:y="6.8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9cm" svg:x="2.329cm" svg:y="7.2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52cm" svg:height="0.39cm" svg:x="2.329cm" svg:y="7.64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0.334cm" svg:height="0.369cm" svg:x="2.329cm" svg:y="8.065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874cm" svg:height="0.433cm" svg:x="2.541cm" svg:y="8.656cm">
          <draw:text-box>
            <text:p text:style-name="P1"><text:span text:style-name="T6">[net] </text:span></text:p>
          </draw:text-box>
        </draw:frame>
        <draw:frame draw:style-name="gr4" draw:text-style-name="P5" draw:layer="layout" svg:width="1.712cm" svg:height="0.433cm" svg:x="2.541cm" svg:y="9.265cm">
          <draw:text-box>
            <text:p text:style-name="P1"><text:span text:style-name="T6"># Testing </text:span></text:p>
          </draw:text-box>
        </draw:frame>
        <draw:frame draw:style-name="gr4" draw:text-style-name="P5" draw:layer="layout" svg:width="1.835cm" svg:height="0.433cm" svg:x="2.541cm" svg:y="9.892cm">
          <draw:text-box>
            <text:p text:style-name="P1"><text:span text:style-name="T6"># batch=1 </text:span></text:p>
          </draw:text-box>
        </draw:frame>
        <draw:frame draw:style-name="gr4" draw:text-style-name="P5" draw:layer="layout" svg:width="2.995cm" svg:height="0.433cm" svg:x="2.541cm" svg:y="10.509cm">
          <draw:text-box>
            <text:p text:style-name="P1"><text:span text:style-name="T6"># subdivisions=1 </text:span></text:p>
          </draw:text-box>
        </draw:frame>
        <draw:frame draw:style-name="gr4" draw:text-style-name="P5" draw:layer="layout" svg:width="1.839cm" svg:height="0.433cm" svg:x="2.541cm" svg:y="11.126cm">
          <draw:text-box>
            <text:p text:style-name="P1"><text:span text:style-name="T6"># Training </text:span></text:p>
          </draw:text-box>
        </draw:frame>
        <draw:frame draw:style-name="gr4" draw:text-style-name="P5" draw:layer="layout" svg:width="1.725cm" svg:height="0.433cm" svg:x="2.541cm" svg:y="11.744cm">
          <draw:text-box>
            <text:p text:style-name="P1"><text:span text:style-name="T6">batch=64 </text:span></text:p>
          </draw:text-box>
        </draw:frame>
        <draw:frame draw:style-name="gr4" draw:text-style-name="P5" draw:layer="layout" svg:width="2.885cm" svg:height="0.433cm" svg:x="2.541cm" svg:y="12.371cm">
          <draw:text-box>
            <text:p text:style-name="P1"><text:span text:style-name="T6">subdivisions=16 </text:span></text:p>
          </draw:text-box>
        </draw:frame>
        <draw:frame draw:style-name="gr4" draw:text-style-name="P5" draw:layer="layout" svg:width="1.894cm" svg:height="0.433cm" svg:x="2.541cm" svg:y="12.988cm">
          <draw:text-box>
            <text:p text:style-name="P1"><text:span text:style-name="T6">width=608 </text:span></text:p>
          </draw:text-box>
        </draw:frame>
        <draw:frame draw:style-name="gr4" draw:text-style-name="P5" draw:layer="layout" svg:width="2.047cm" svg:height="0.433cm" svg:x="2.541cm" svg:y="13.605cm">
          <draw:text-box>
            <text:p text:style-name="P1"><text:span text:style-name="T6">height=608 </text:span></text:p>
          </draw:text-box>
        </draw:frame>
        <draw:frame draw:style-name="gr4" draw:text-style-name="P5" draw:layer="layout" svg:width="2.11cm" svg:height="0.433cm" svg:x="2.541cm" svg:y="14.223cm">
          <draw:text-box>
            <text:p text:style-name="P1"><text:span text:style-name="T6">channels=3 </text:span></text:p>
          </draw:text-box>
        </draw:frame>
        <draw:frame draw:style-name="gr4" draw:text-style-name="P5" draw:layer="layout" svg:width="2.834cm" svg:height="0.433cm" svg:x="2.541cm" svg:y="14.84cm">
          <draw:text-box>
            <text:p text:style-name="P1"><text:span text:style-name="T6">momentum=0.9 </text:span></text:p>
          </draw:text-box>
        </draw:frame>
        <draw:frame draw:style-name="gr4" draw:text-style-name="P5" draw:layer="layout" svg:width="2.567cm" svg:height="0.433cm" svg:x="2.541cm" svg:y="15.467cm">
          <draw:text-box>
            <text:p text:style-name="P1"><text:span text:style-name="T6">decay=0.0005 </text:span></text:p>
          </draw:text-box>
        </draw:frame>
        <draw:frame draw:style-name="gr4" draw:text-style-name="P5" draw:layer="layout" svg:width="1.505cm" svg:height="0.433cm" svg:x="2.541cm" svg:y="16.085cm">
          <draw:text-box>
            <text:p text:style-name="P1"><text:span text:style-name="T6">angle=0 </text:span></text:p>
          </draw:text-box>
        </draw:frame>
        <draw:frame draw:style-name="gr4" draw:text-style-name="P5" draw:layer="layout" svg:width="2.813cm" svg:height="0.433cm" svg:x="2.541cm" svg:y="16.702cm">
          <draw:text-box>
            <text:p text:style-name="P1"><text:span text:style-name="T6">saturation = 1.5 </text:span></text:p>
          </draw:text-box>
        </draw:frame>
        <draw:frame draw:style-name="gr4" draw:text-style-name="P5" draw:layer="layout" svg:width="2.703cm" svg:height="0.433cm" svg:x="2.541cm" svg:y="17.319cm">
          <draw:text-box>
            <text:p text:style-name="P1"><text:span text:style-name="T6">exposure = 1.5 </text:span></text:p>
          </draw:text-box>
        </draw:frame>
        <draw:frame draw:style-name="gr4" draw:text-style-name="P5" draw:layer="layout" svg:width="1.314cm" svg:height="0.433cm" svg:x="2.541cm" svg:y="17.938cm">
          <draw:text-box>
            <text:p text:style-name="P1"><text:span text:style-name="T6">hue=.1 </text:span></text:p>
          </draw:text-box>
        </draw:frame>
        <draw:frame draw:style-name="gr4" draw:text-style-name="P5" draw:layer="layout" svg:width="3.368cm" svg:height="0.433cm" svg:x="2.541cm" svg:y="18.564cm">
          <draw:text-box>
            <text:p text:style-name="P1"><text:span text:style-name="T6">learning_rate=0.01 </text:span></text:p>
          </draw:text-box>
        </draw:frame>
        <draw:frame draw:style-name="gr4" draw:text-style-name="P5" draw:layer="layout" svg:width="2.5cm" svg:height="0.433cm" svg:x="2.541cm" svg:y="19.181cm">
          <draw:text-box>
            <text:p text:style-name="P1"><text:span text:style-name="T6">burn_in=1000 </text:span></text:p>
          </draw:text-box>
        </draw:frame>
        <draw:frame draw:style-name="gr4" draw:text-style-name="P5" draw:layer="layout" svg:width="4.172cm" svg:height="0.433cm" svg:x="2.541cm" svg:y="19.798cm">
          <draw:text-box>
            <text:p text:style-name="P1"><text:span text:style-name="T6">max_batches = 500200 </text:span></text:p>
          </draw:text-box>
        </draw:frame>
        <draw:frame draw:style-name="gr4" draw:text-style-name="P5" draw:layer="layout" svg:width="2.263cm" svg:height="0.433cm" svg:x="2.541cm" svg:y="20.416cm">
          <draw:text-box>
            <text:p text:style-name="P1"><text:span text:style-name="T6">policy=steps </text:span></text:p>
          </draw:text-box>
        </draw:frame>
        <draw:frame draw:style-name="gr4" draw:text-style-name="P5" draw:layer="layout" svg:width="3.973cm" svg:height="0.433cm" svg:x="2.541cm" svg:y="21.034cm">
          <draw:text-box>
            <text:p text:style-name="P1"><text:span text:style-name="T6">steps=400000,450000 </text:span></text:p>
          </draw:text-box>
        </draw:frame>
        <draw:frame draw:style-name="gr4" draw:text-style-name="P5" draw:layer="layout" svg:width="2.203cm" svg:height="0.433cm" svg:x="2.541cm" svg:y="21.66cm">
          <draw:text-box>
            <text:p text:style-name="P1"><text:span text:style-name="T6">scales=.1,.1 </text:span></text:p>
          </draw:text-box>
        </draw:frame>
        <draw:frame draw:style-name="gr4" draw:text-style-name="P5" draw:layer="layout" svg:width="2.597cm" svg:height="0.433cm" svg:x="2.541cm" svg:y="22.278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2.89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704cm" svg:height="0.433cm" svg:x="2.541cm" svg:y="23.513cm">
          <draw:text-box>
            <text:p text:style-name="P1"><text:span text:style-name="T6">ﬁlters=32 </text:span></text:p>
          </draw:text-box>
        </draw:frame>
        <draw:frame draw:style-name="gr4" draw:text-style-name="P5" draw:layer="layout" svg:width="1.247cm" svg:height="0.433cm" svg:x="2.541cm" svg:y="24.131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399cm" svg:height="0.433cm" svg:x="2.541cm" svg:y="24.757cm">
          <draw:text-box>
            <text:p text:style-name="P1"><text:span text:style-name="T6">stride=1</text:span></text:p>
          </draw:text-box>
        </draw:frame>
      </draw:page>
      <draw:page draw:name="page2" draw:style-name="dp1" draw:master-page-name="master-page36">
        <draw:frame draw:style-name="gr4" draw:text-style-name="P5" draw:layer="layout" svg:width="1.204cm" svg:height="0.433cm" svg:x="2.541cm" svg:y="2.5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3.20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682cm" svg:height="0.433cm" svg:x="2.541cm" svg:y="3.822cm">
          <draw:text-box>
            <text:p text:style-name="P1"><text:span text:style-name="T6"># Downsample </text:span></text:p>
          </draw:text-box>
        </draw:frame>
        <draw:frame draw:style-name="gr4" draw:text-style-name="P5" draw:layer="layout" svg:width="2.597cm" svg:height="0.433cm" svg:x="2.541cm" svg:y="4.4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06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704cm" svg:height="0.433cm" svg:x="2.541cm" svg:y="5.683cm">
          <draw:text-box>
            <text:p text:style-name="P1"><text:span text:style-name="T6">ﬁlters=64 </text:span></text:p>
          </draw:text-box>
        </draw:frame>
        <draw:frame draw:style-name="gr4" draw:text-style-name="P5" draw:layer="layout" svg:width="1.247cm" svg:height="0.433cm" svg:x="2.541cm" svg:y="6.3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6.919cm">
          <draw:text-box>
            <text:p text:style-name="P1"><text:span text:style-name="T6">stride=2 </text:span></text:p>
          </draw:text-box>
        </draw:frame>
        <draw:frame draw:style-name="gr4" draw:text-style-name="P5" draw:layer="layout" svg:width="1.204cm" svg:height="0.433cm" svg:x="2.541cm" svg:y="7.53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16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8.78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9.398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704cm" svg:height="0.433cm" svg:x="2.541cm" svg:y="10.015cm">
          <draw:text-box>
            <text:p text:style-name="P1"><text:span text:style-name="T6">ﬁlters=32 </text:span></text:p>
          </draw:text-box>
        </draw:frame>
        <draw:frame draw:style-name="gr4" draw:text-style-name="P5" draw:layer="layout" svg:width="1.247cm" svg:height="0.433cm" svg:x="2.541cm" svg:y="10.63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1.25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1.87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2.49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3.11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3.72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704cm" svg:height="0.433cm" svg:x="2.541cm" svg:y="14.355cm">
          <draw:text-box>
            <text:p text:style-name="P1"><text:span text:style-name="T6">ﬁlters=64 </text:span></text:p>
          </draw:text-box>
        </draw:frame>
        <draw:frame draw:style-name="gr4" draw:text-style-name="P5" draw:layer="layout" svg:width="1.247cm" svg:height="0.433cm" svg:x="2.541cm" svg:y="14.973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5.591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208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4.498cm" svg:height="0.433cm" svg:x="2.541cm" svg:y="16.826cm">
          <draw:text-box>
            <text:p text:style-name="P1"><text:span text:style-name="T6">activation=leaky[shortcut] </text:span></text:p>
          </draw:text-box>
        </draw:frame>
        <draw:frame draw:style-name="gr4" draw:text-style-name="P5" draw:layer="layout" svg:width="1.471cm" svg:height="0.433cm" svg:x="2.541cm" svg:y="17.45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8.07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682cm" svg:height="0.433cm" svg:x="2.541cm" svg:y="18.687cm">
          <draw:text-box>
            <text:p text:style-name="P1"><text:span text:style-name="T6"># Downsample </text:span></text:p>
          </draw:text-box>
        </draw:frame>
        <draw:frame draw:style-name="gr4" draw:text-style-name="P5" draw:layer="layout" svg:width="2.597cm" svg:height="0.433cm" svg:x="2.541cm" svg:y="19.30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9.9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0.549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21.1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21.784cm">
          <draw:text-box>
            <text:p text:style-name="P1"><text:span text:style-name="T6">stride=2 </text:span></text:p>
          </draw:text-box>
        </draw:frame>
        <draw:frame draw:style-name="gr4" draw:text-style-name="P5" draw:layer="layout" svg:width="1.204cm" svg:height="0.433cm" svg:x="2.541cm" svg:y="22.401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3.0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3.64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4.26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594cm" svg:height="0.433cm" svg:x="2.541cm" svg:y="24.88cm">
          <draw:text-box>
            <text:p text:style-name="P1"><text:span text:style-name="T6">ﬁlters=64</text:span></text:p>
          </draw:text-box>
        </draw:frame>
      </draw:page>
      <draw:page draw:name="page3" draw:style-name="dp1" draw:master-page-name="master-page36">
        <draw:frame draw:style-name="gr4" draw:text-style-name="P5" draw:layer="layout" svg:width="1.247cm" svg:height="0.433cm" svg:x="2.541cm" svg:y="2.587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3.204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3.82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4.4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5.0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68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6.3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6.919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7.53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8.16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7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9.398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0.015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0.633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1.25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87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704cm" svg:height="0.433cm" svg:x="2.541cm" svg:y="12.494cm">
          <draw:text-box>
            <text:p text:style-name="P1"><text:span text:style-name="T6">ﬁlters=64 </text:span></text:p>
          </draw:text-box>
        </draw:frame>
        <draw:frame draw:style-name="gr4" draw:text-style-name="P5" draw:layer="layout" svg:width="1.247cm" svg:height="0.433cm" svg:x="2.541cm" svg:y="13.112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3.72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35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4.97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5.591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6.208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6.826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7.452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8.07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6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9.305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9.922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20.54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21.166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682cm" svg:height="0.433cm" svg:x="2.541cm" svg:y="21.784cm">
          <draw:text-box>
            <text:p text:style-name="P1"><text:span text:style-name="T6"># Downsample </text:span></text:p>
          </draw:text-box>
        </draw:frame>
        <draw:frame draw:style-name="gr4" draw:text-style-name="P5" draw:layer="layout" svg:width="2.597cm" svg:height="0.433cm" svg:x="2.541cm" svg:y="22.401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5.217cm" svg:height="0.433cm" svg:x="2.541cm" svg:y="23.019cm">
          <draw:text-box>
            <text:p text:style-name="P1"><text:span text:style-name="T6">batch_normalize=1ﬁlters=256 </text:span></text:p>
          </draw:text-box>
        </draw:frame>
        <draw:frame draw:style-name="gr4" draw:text-style-name="P5" draw:layer="layout" svg:width="1.247cm" svg:height="0.433cm" svg:x="2.541cm" svg:y="23.64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24.263cm">
          <draw:text-box>
            <text:p text:style-name="P1"><text:span text:style-name="T6">stride=2 </text:span></text:p>
          </draw:text-box>
        </draw:frame>
        <draw:frame draw:style-name="gr4" draw:text-style-name="P5" draw:layer="layout" svg:width="1.094cm" svg:height="0.433cm" svg:x="2.541cm" svg:y="24.88cm">
          <draw:text-box>
            <text:p text:style-name="P1"><text:span text:style-name="T6">pad=1</text:span></text:p>
          </draw:text-box>
        </draw:frame>
      </draw:page>
      <draw:page draw:name="page4" draw:style-name="dp1" draw:master-page-name="master-page36">
        <draw:frame draw:style-name="gr4" draw:text-style-name="P5" draw:layer="layout" svg:width="2.889cm" svg:height="0.433cm" svg:x="2.541cm" svg:y="2.5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3.20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3.8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4.44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5.066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5.68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6.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6.9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7.53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8.16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8.78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9.398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0.015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0.63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1.25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1.87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2.494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3.112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3.72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4.35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4.973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5.591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6.20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82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7.45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8.07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8.687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9.305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9.922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20.54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1.16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1.78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22.401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23.01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23.646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24.26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3cm" svg:height="0.433cm" svg:x="2.541cm" svg:y="24.88cm">
          <draw:text-box>
            <text:p text:style-name="P1"><text:span text:style-name="T6">batch_normalize=1</text:span></text:p>
          </draw:text-box>
        </draw:frame>
      </draw:page>
      <draw:page draw:name="page5" draw:style-name="dp1" draw:master-page-name="master-page36">
        <draw:frame draw:style-name="gr4" draw:text-style-name="P5" draw:layer="layout" svg:width="1.92cm" svg:height="0.433cm" svg:x="2.541cm" svg:y="2.587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3.20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3.82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4.44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5.06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5.68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6.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6.919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3.846cm" svg:height="0.433cm" svg:x="2.541cm" svg:y="7.536cm">
          <draw:text-box>
            <text:p text:style-name="P1"><text:span text:style-name="T6">size=3stride=1 pad=1 </text:span></text:p>
          </draw:text-box>
        </draw:frame>
        <draw:frame draw:style-name="gr4" draw:text-style-name="P5" draw:layer="layout" svg:width="2.889cm" svg:height="0.433cm" svg:x="2.541cm" svg:y="8.16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8.78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9.398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0.015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0.63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25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1.876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2.49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3.11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3.729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4.355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4.97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5.591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6.208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6.82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7.45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0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8.6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9.305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9.92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20.549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21.1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1.78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2.401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23.01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23.64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094cm" svg:height="0.433cm" svg:x="2.541cm" svg:y="24.263cm">
          <draw:text-box>
            <text:p text:style-name="P1"><text:span text:style-name="T6">pad=1</text:span></text:p>
          </draw:text-box>
        </draw:frame>
      </draw:page>
      <draw:page draw:name="page6" draw:style-name="dp1" draw:master-page-name="master-page36">
        <draw:frame draw:style-name="gr4" draw:text-style-name="P5" draw:layer="layout" svg:width="2.889cm" svg:height="0.433cm" svg:x="2.541cm" svg:y="2.5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3.20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3.8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4.44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5.0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5.68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6.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6.9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7.53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8.16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8.78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9.398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0.01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0.633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1.25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1.87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2.494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3.11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5.895cm" svg:height="0.433cm" svg:x="2.541cm" svg:y="13.729cm">
          <draw:text-box>
            <text:p text:style-name="P1"><text:span text:style-name="T6">[convolutional]batch_normalize=1 </text:span></text:p>
          </draw:text-box>
        </draw:frame>
        <draw:frame draw:style-name="gr4" draw:text-style-name="P5" draw:layer="layout" svg:width="1.92cm" svg:height="0.433cm" svg:x="2.541cm" svg:y="14.355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4.973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5.591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208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6.82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7.452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8.07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8.687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9.30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9.9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0.549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21.166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21.784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2.401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3.0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3.64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4.26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81cm" svg:height="0.433cm" svg:x="2.541cm" svg:y="24.88cm">
          <draw:text-box>
            <text:p text:style-name="P1"><text:span text:style-name="T6">ﬁlters=256</text:span></text:p>
          </draw:text-box>
        </draw:frame>
      </draw:page>
      <draw:page draw:name="page7" draw:style-name="dp1" draw:master-page-name="master-page36">
        <draw:frame draw:style-name="gr4" draw:text-style-name="P5" draw:layer="layout" svg:width="1.247cm" svg:height="0.433cm" svg:x="2.541cm" svg:y="2.587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3.204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3.82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4.4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5.06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5.683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6.3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6.91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7.53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8.162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8.78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0.01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0.63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1.25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87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2.494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3.112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3.72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35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4.97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5.591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6.208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6.826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682cm" svg:height="0.433cm" svg:x="2.541cm" svg:y="17.452cm">
          <draw:text-box>
            <text:p text:style-name="P1"><text:span text:style-name="T6"># Downsample </text:span></text:p>
          </draw:text-box>
        </draw:frame>
        <draw:frame draw:style-name="gr4" draw:text-style-name="P5" draw:layer="layout" svg:width="2.597cm" svg:height="0.433cm" svg:x="2.541cm" svg:y="18.07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8.687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9.305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3.846cm" svg:height="0.433cm" svg:x="2.541cm" svg:y="19.922cm">
          <draw:text-box>
            <text:p text:style-name="P1"><text:span text:style-name="T6">size=3 stride=2pad=1 </text:span></text:p>
          </draw:text-box>
        </draw:frame>
        <draw:frame draw:style-name="gr4" draw:text-style-name="P5" draw:layer="layout" svg:width="2.889cm" svg:height="0.433cm" svg:x="2.541cm" svg:y="20.54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1.1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1.78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2.401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23.01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23.64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094cm" svg:height="0.433cm" svg:x="2.541cm" svg:y="24.263cm">
          <draw:text-box>
            <text:p text:style-name="P1"><text:span text:style-name="T6">pad=1</text:span></text:p>
          </draw:text-box>
        </draw:frame>
      </draw:page>
      <draw:page draw:name="page8" draw:style-name="dp1" draw:master-page-name="master-page36">
        <draw:frame draw:style-name="gr4" draw:text-style-name="P5" draw:layer="layout" svg:width="2.889cm" svg:height="0.433cm" svg:x="2.541cm" svg:y="2.5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3.20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3.8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4.44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5.0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5.68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6.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6.9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7.53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8.16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8.78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9.398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0.01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0.633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1.25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1.87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2.494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3.11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3.72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4.35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4.973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5.591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6.20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82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7.45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8.07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8.687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9.305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9.92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0.54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1.166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21.78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22.401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3.019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3.64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4.26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3cm" svg:height="0.433cm" svg:x="2.541cm" svg:y="24.88cm">
          <draw:text-box>
            <text:p text:style-name="P1"><text:span text:style-name="T6">batch_normalize=1</text:span></text:p>
          </draw:text-box>
        </draw:frame>
      </draw:page>
      <draw:page draw:name="page9" draw:style-name="dp1" draw:master-page-name="master-page36">
        <draw:frame draw:style-name="gr4" draw:text-style-name="P5" draw:layer="layout" svg:width="1.92cm" svg:height="0.433cm" svg:x="2.541cm" svg:y="2.587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3.204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2.601cm" svg:height="0.433cm" svg:x="2.541cm" svg:y="3.822cm">
          <draw:text-box>
            <text:p text:style-name="P1"><text:span text:style-name="T6">stride=1pad=1 </text:span></text:p>
          </draw:text-box>
        </draw:frame>
        <draw:frame draw:style-name="gr4" draw:text-style-name="P5" draw:layer="layout" svg:width="2.889cm" svg:height="0.433cm" svg:x="2.541cm" svg:y="4.4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5.06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5.683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6.3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6.91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7.53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8.162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8.78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0.01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0.63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1.25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87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2.494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3.112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3.72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35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4.97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5.591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6.208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6.826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7.45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8.07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8.687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9.305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9.92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0.549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1.16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1.78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2.401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3.019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23.64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24.26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094cm" svg:height="0.433cm" svg:x="2.541cm" svg:y="24.88cm">
          <draw:text-box>
            <text:p text:style-name="P1"><text:span text:style-name="T6">pad=1</text:span></text:p>
          </draw:text-box>
        </draw:frame>
      </draw:page>
      <draw:page draw:name="page10" draw:style-name="dp1" draw:master-page-name="master-page36">
        <draw:frame draw:style-name="gr4" draw:text-style-name="P5" draw:layer="layout" svg:width="2.889cm" svg:height="0.433cm" svg:x="2.541cm" svg:y="2.5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3.204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3.82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4.44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5.0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68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6.3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6.91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7.53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8.16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7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5.895cm" svg:height="0.433cm" svg:x="2.541cm" svg:y="9.398cm">
          <draw:text-box>
            <text:p text:style-name="P1"><text:span text:style-name="T6">[convolutional]batch_normalize=1 </text:span></text:p>
          </draw:text-box>
        </draw:frame>
        <draw:frame draw:style-name="gr4" draw:text-style-name="P5" draw:layer="layout" svg:width="1.92cm" svg:height="0.433cm" svg:x="2.541cm" svg:y="10.015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0.633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1.25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1.87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2.49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3.112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3.72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4.355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4.97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5.591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6.208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6.826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7.45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0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8.6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9.30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9.9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0.549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21.1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21.784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2.401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3.01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23.646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24.263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821cm" svg:height="0.433cm" svg:x="2.541cm" svg:y="24.889cm">
          <draw:text-box>
            <text:p text:style-name="P1"><text:span text:style-name="T6">activation=linear</text:span></text:p>
          </draw:text-box>
        </draw:frame>
      </draw:page>
      <draw:page draw:name="page11" draw:style-name="dp1" draw:master-page-name="master-page36">
        <draw:frame draw:style-name="gr4" draw:text-style-name="P5" draw:layer="layout" svg:width="2.597cm" svg:height="0.433cm" svg:x="2.541cm" svg:y="2.587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3.20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3.822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4.4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5.06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5.68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6.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6.91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7.53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8.162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8.78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0.01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0.63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1.259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1.876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2.494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682cm" svg:height="0.433cm" svg:x="2.541cm" svg:y="13.112cm">
          <draw:text-box>
            <text:p text:style-name="P1"><text:span text:style-name="T6"># Downsample </text:span></text:p>
          </draw:text-box>
        </draw:frame>
        <draw:frame draw:style-name="gr4" draw:text-style-name="P5" draw:layer="layout" svg:width="2.597cm" svg:height="0.433cm" svg:x="2.541cm" svg:y="13.72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4.35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2.136cm" svg:height="0.433cm" svg:x="2.541cm" svg:y="14.973cm">
          <draw:text-box>
            <text:p text:style-name="P1"><text:span text:style-name="T6">ﬁlters=1024 </text:span></text:p>
          </draw:text-box>
        </draw:frame>
        <draw:frame draw:style-name="gr4" draw:text-style-name="P5" draw:layer="layout" svg:width="3.846cm" svg:height="0.433cm" svg:x="2.541cm" svg:y="15.591cm">
          <draw:text-box>
            <text:p text:style-name="P1"><text:span text:style-name="T6">size=3stride=2 pad=1 </text:span></text:p>
          </draw:text-box>
        </draw:frame>
        <draw:frame draw:style-name="gr4" draw:text-style-name="P5" draw:layer="layout" svg:width="2.889cm" svg:height="0.433cm" svg:x="2.541cm" svg:y="16.20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6.82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7.45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8.07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8.687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9.305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9.92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0.549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1.1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1.78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3.38cm" svg:height="0.433cm" svg:x="2.541cm" svg:y="22.401cm">
          <draw:text-box>
            <text:p text:style-name="P1"><text:span text:style-name="T6">ﬁlters=1024 size=3 </text:span></text:p>
          </draw:text-box>
        </draw:frame>
        <draw:frame draw:style-name="gr4" draw:text-style-name="P5" draw:layer="layout" svg:width="1.509cm" svg:height="0.433cm" svg:x="2.541cm" svg:y="23.01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094cm" svg:height="0.433cm" svg:x="2.541cm" svg:y="23.646cm">
          <draw:text-box>
            <text:p text:style-name="P1"><text:span text:style-name="T6">pad=1</text:span></text:p>
          </draw:text-box>
        </draw:frame>
      </draw:page>
      <draw:page draw:name="page12" draw:style-name="dp1" draw:master-page-name="master-page36">
        <draw:frame draw:style-name="gr4" draw:text-style-name="P5" draw:layer="layout" svg:width="2.889cm" svg:height="0.433cm" svg:x="2.541cm" svg:y="2.5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3.204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3.822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4.44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5.06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683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6.3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6.919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7.53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8.16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7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9.398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0.015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3.38cm" svg:height="0.433cm" svg:x="2.541cm" svg:y="10.633cm">
          <draw:text-box>
            <text:p text:style-name="P1"><text:span text:style-name="T6">ﬁlters=1024 size=3 </text:span></text:p>
          </draw:text-box>
        </draw:frame>
        <draw:frame draw:style-name="gr4" draw:text-style-name="P5" draw:layer="layout" svg:width="1.509cm" svg:height="0.433cm" svg:x="2.541cm" svg:y="11.25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1.87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2.49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3.112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3.72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4.355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2.597cm" svg:height="0.433cm" svg:x="2.541cm" svg:y="14.97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5.591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6.208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6.826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7.45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0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8.68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9.30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9.92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3.38cm" svg:height="0.433cm" svg:x="2.541cm" svg:y="20.549cm">
          <draw:text-box>
            <text:p text:style-name="P1"><text:span text:style-name="T6">ﬁlters=1024 size=3 </text:span></text:p>
          </draw:text-box>
        </draw:frame>
        <draw:frame draw:style-name="gr4" draw:text-style-name="P5" draw:layer="layout" svg:width="1.509cm" svg:height="0.433cm" svg:x="2.541cm" svg:y="21.16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3.981cm" svg:height="0.433cm" svg:x="2.541cm" svg:y="21.784cm">
          <draw:text-box>
            <text:p text:style-name="P1"><text:span text:style-name="T6">pad=1activation=leaky </text:span></text:p>
          </draw:text-box>
        </draw:frame>
        <draw:frame draw:style-name="gr4" draw:text-style-name="P5" draw:layer="layout" svg:width="1.721cm" svg:height="0.433cm" svg:x="2.541cm" svg:y="22.401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23.01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821cm" svg:height="0.433cm" svg:x="2.541cm" svg:y="23.646cm">
          <draw:text-box>
            <text:p text:style-name="P1"><text:span text:style-name="T6">activation=linear</text:span></text:p>
          </draw:text-box>
        </draw:frame>
      </draw:page>
      <draw:page draw:name="page13" draw:style-name="dp1" draw:master-page-name="master-page36">
        <draw:frame draw:style-name="gr4" draw:text-style-name="P5" draw:layer="layout" svg:width="2.597cm" svg:height="0.433cm" svg:x="2.541cm" svg:y="2.587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3.20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3.822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4.4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5.06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5.68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6.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6.91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7.53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3.38cm" svg:height="0.433cm" svg:x="2.541cm" svg:y="8.162cm">
          <draw:text-box>
            <text:p text:style-name="P1"><text:span text:style-name="T6">ﬁlters=1024 size=3 </text:span></text:p>
          </draw:text-box>
        </draw:frame>
        <draw:frame draw:style-name="gr4" draw:text-style-name="P5" draw:layer="layout" svg:width="1.509cm" svg:height="0.433cm" svg:x="2.541cm" svg:y="8.7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9.398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0.015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1.721cm" svg:height="0.433cm" svg:x="2.541cm" svg:y="10.633cm">
          <draw:text-box>
            <text:p text:style-name="P1"><text:span text:style-name="T6">[shortcut] </text:span></text:p>
          </draw:text-box>
        </draw:frame>
        <draw:frame draw:style-name="gr4" draw:text-style-name="P5" draw:layer="layout" svg:width="1.471cm" svg:height="0.433cm" svg:x="2.541cm" svg:y="11.259cm">
          <draw:text-box>
            <text:p text:style-name="P1"><text:span text:style-name="T6">from=-3 </text:span></text:p>
          </draw:text-box>
        </draw:frame>
        <draw:frame draw:style-name="gr4" draw:text-style-name="P5" draw:layer="layout" svg:width="2.931cm" svg:height="0.433cm" svg:x="2.541cm" svg:y="11.876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4.862cm" svg:height="0.433cm" svg:x="2.541cm" svg:y="12.494cm">
          <draw:text-box>
            <text:p text:style-name="P1"><text:span text:style-name="T6">###################### </text:span></text:p>
          </draw:text-box>
        </draw:frame>
        <draw:frame draw:style-name="gr4" draw:text-style-name="P5" draw:layer="layout" svg:width="2.597cm" svg:height="0.433cm" svg:x="2.541cm" svg:y="13.11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3.72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4.355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14.97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5.591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208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6.82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7.45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8.07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8.687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9.305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9.92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136cm" svg:height="0.433cm" svg:x="2.541cm" svg:y="20.549cm">
          <draw:text-box>
            <text:p text:style-name="P1"><text:span text:style-name="T6">ﬁlters=1024 </text:span></text:p>
          </draw:text-box>
        </draw:frame>
        <draw:frame draw:style-name="gr4" draw:text-style-name="P5" draw:layer="layout" svg:width="2.889cm" svg:height="0.433cm" svg:x="2.541cm" svg:y="21.16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1.78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2.401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3.019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1.247cm" svg:height="0.433cm" svg:x="2.541cm" svg:y="23.646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399cm" svg:height="0.433cm" svg:x="2.541cm" svg:y="24.263cm">
          <draw:text-box>
            <text:p text:style-name="P1"><text:span text:style-name="T6">stride=1</text:span></text:p>
          </draw:text-box>
        </draw:frame>
      </draw:page>
      <draw:page draw:name="page14" draw:style-name="dp1" draw:master-page-name="master-page36">
        <draw:frame draw:style-name="gr4" draw:text-style-name="P5" draw:layer="layout" svg:width="1.204cm" svg:height="0.433cm" svg:x="2.541cm" svg:y="2.5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3.20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3.82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4.4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5.0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5.68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6.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4.913cm" svg:height="0.433cm" svg:x="2.541cm" svg:y="6.919cm">
          <draw:text-box>
            <text:p text:style-name="P1"><text:span text:style-name="T6">ﬁlters=1024activation=leaky </text:span></text:p>
          </draw:text-box>
        </draw:frame>
        <draw:frame draw:style-name="gr4" draw:text-style-name="P5" draw:layer="layout" svg:width="2.597cm" svg:height="0.433cm" svg:x="2.541cm" svg:y="7.53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5.328cm" svg:height="0.433cm" svg:x="2.541cm" svg:y="8.162cm">
          <draw:text-box>
            <text:p text:style-name="P1"><text:span text:style-name="T6">batch_normalize=1 ﬁlters=512 </text:span></text:p>
          </draw:text-box>
        </draw:frame>
        <draw:frame draw:style-name="gr4" draw:text-style-name="P5" draw:layer="layout" svg:width="1.247cm" svg:height="0.433cm" svg:x="2.541cm" svg:y="8.78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0.01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0.63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1.259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87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2.494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3.11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3.729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136cm" svg:height="0.433cm" svg:x="2.541cm" svg:y="14.355cm">
          <draw:text-box>
            <text:p text:style-name="P1"><text:span text:style-name="T6">ﬁlters=1024 </text:span></text:p>
          </draw:text-box>
        </draw:frame>
        <draw:frame draw:style-name="gr4" draw:text-style-name="P5" draw:layer="layout" svg:width="2.889cm" svg:height="0.433cm" svg:x="2.541cm" svg:y="14.97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5.591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1.247cm" svg:height="0.433cm" svg:x="2.541cm" svg:y="16.208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6.82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7.452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8.07cm">
          <draw:text-box>
            <text:p text:style-name="P1"><text:span text:style-name="T6">ﬁlters=255 </text:span></text:p>
          </draw:text-box>
        </draw:frame>
        <draw:frame draw:style-name="gr4" draw:text-style-name="P5" draw:layer="layout" svg:width="2.931cm" svg:height="0.433cm" svg:x="2.541cm" svg:y="18.687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1.043cm" svg:height="0.433cm" svg:x="2.541cm" svg:y="19.305cm">
          <draw:text-box>
            <text:p text:style-name="P1"><text:span text:style-name="T6">[yolo] </text:span></text:p>
          </draw:text-box>
        </draw:frame>
        <draw:frame draw:style-name="gr4" draw:text-style-name="P5" draw:layer="layout" svg:width="2.36cm" svg:height="0.433cm" svg:x="2.541cm" svg:y="19.931cm">
          <draw:text-box>
            <text:p text:style-name="P1"><text:span text:style-name="T6">mask = 6,7,8 </text:span></text:p>
          </draw:text-box>
        </draw:frame>
        <draw:frame draw:style-name="gr4" draw:text-style-name="P5" draw:layer="layout" svg:width="4.223cm" svg:height="0.433cm" svg:x="2.541cm" svg:y="20.505cm">
          <draw:text-box>
            <text:p text:style-name="P1"><text:span text:style-name="T6">anchors = 10,13, 16,30, </text:span></text:p>
          </draw:text-box>
        </draw:frame>
        <draw:frame draw:style-name="gr4" draw:text-style-name="P5" draw:layer="layout" svg:width="3.143cm" svg:height="0.433cm" svg:x="2.541cm" svg:y="21.122cm">
          <draw:text-box>
            <text:p text:style-name="P1"><text:span text:style-name="T6">156,198, 373,326 </text:span></text:p>
          </draw:text-box>
        </draw:frame>
        <draw:frame draw:style-name="gr4" draw:text-style-name="P5" draw:layer="layout" svg:width="2.068cm" svg:height="0.433cm" svg:x="2.541cm" svg:y="21.731cm">
          <draw:text-box>
            <text:p text:style-name="P1"><text:span text:style-name="T6">classes=80 </text:span></text:p>
          </draw:text-box>
        </draw:frame>
        <draw:frame draw:style-name="gr4" draw:text-style-name="P5" draw:layer="layout" svg:width="1.314cm" svg:height="0.433cm" svg:x="2.541cm" svg:y="22.357cm">
          <draw:text-box>
            <text:p text:style-name="P1"><text:span text:style-name="T6">num=9 </text:span></text:p>
          </draw:text-box>
        </draw:frame>
        <draw:frame draw:style-name="gr4" draw:text-style-name="P5" draw:layer="layout" svg:width="1.403cm" svg:height="0.433cm" svg:x="2.541cm" svg:y="22.974cm">
          <draw:text-box>
            <text:p text:style-name="P1"><text:span text:style-name="T6">jitter=.3 </text:span></text:p>
          </draw:text-box>
        </draw:frame>
        <draw:frame draw:style-name="gr4" draw:text-style-name="P5" draw:layer="layout" svg:width="3.266cm" svg:height="0.433cm" svg:x="2.541cm" svg:y="23.601cm">
          <draw:text-box>
            <text:p text:style-name="P1"><text:span text:style-name="T6">ignore_thresh = .7 </text:span></text:p>
          </draw:text-box>
        </draw:frame>
        <draw:frame draw:style-name="gr4" draw:text-style-name="P5" draw:layer="layout" svg:width="2.749cm" svg:height="0.433cm" svg:x="2.541cm" svg:y="24.228cm">
          <draw:text-box>
            <text:p text:style-name="P1"><text:span text:style-name="T6">truth_thresh = 1</text:span></text:p>
          </draw:text-box>
        </draw:frame>
      </draw:page>
      <draw:page draw:name="page15" draw:style-name="dp1" draw:master-page-name="master-page36">
        <draw:frame draw:style-name="gr4" draw:text-style-name="P5" draw:layer="layout" svg:width="1.877cm" svg:height="0.433cm" svg:x="2.541cm" svg:y="2.587cm">
          <draw:text-box>
            <text:p text:style-name="P1"><text:span text:style-name="T6">random=1 </text:span></text:p>
          </draw:text-box>
        </draw:frame>
        <draw:frame draw:style-name="gr4" draw:text-style-name="P5" draw:layer="layout" svg:width="1.221cm" svg:height="0.433cm" svg:x="2.541cm" svg:y="3.204cm">
          <draw:text-box>
            <text:p text:style-name="P1"><text:span text:style-name="T6">[route] </text:span></text:p>
          </draw:text-box>
        </draw:frame>
        <draw:frame draw:style-name="gr4" draw:text-style-name="P5" draw:layer="layout" svg:width="1.945cm" svg:height="0.433cm" svg:x="2.541cm" svg:y="3.822cm">
          <draw:text-box>
            <text:p text:style-name="P1"><text:span text:style-name="T6">layers = -4 </text:span></text:p>
          </draw:text-box>
        </draw:frame>
        <draw:frame draw:style-name="gr4" draw:text-style-name="P5" draw:layer="layout" svg:width="2.597cm" svg:height="0.433cm" svg:x="2.541cm" svg:y="4.4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06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5.683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6.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6.91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7.53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16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017cm" svg:height="0.433cm" svg:x="2.541cm" svg:y="8.78cm">
          <draw:text-box>
            <text:p text:style-name="P1"><text:span text:style-name="T6">[upsample]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2 </text:span></text:p>
          </draw:text-box>
        </draw:frame>
        <draw:frame draw:style-name="gr4" draw:text-style-name="P5" draw:layer="layout" svg:width="1.221cm" svg:height="0.433cm" svg:x="2.541cm" svg:y="10.024cm">
          <draw:text-box>
            <text:p text:style-name="P1"><text:span text:style-name="T6">[route] </text:span></text:p>
          </draw:text-box>
        </draw:frame>
        <draw:frame draw:style-name="gr4" draw:text-style-name="P5" draw:layer="layout" svg:width="2.597cm" svg:height="0.433cm" svg:x="2.541cm" svg:y="10.633cm">
          <draw:text-box>
            <text:p text:style-name="P1"><text:span text:style-name="T6">layers = -1, 61 </text:span></text:p>
          </draw:text-box>
        </draw:frame>
        <draw:frame draw:style-name="gr4" draw:text-style-name="P5" draw:layer="layout" svg:width="2.597cm" svg:height="0.433cm" svg:x="2.541cm" svg:y="11.2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1.196cm" svg:height="0.433cm" svg:x="2.541cm" svg:y="11.867cm">
          <draw:text-box>
            <text:p text:style-name="P1"><text:span text:style-name="T6">33,23, </text:span></text:p>
          </draw:text-box>
        </draw:frame>
        <draw:frame draw:style-name="gr4" draw:text-style-name="P5" draw:layer="layout" svg:width="1.196cm" svg:height="0.433cm" svg:x="2.541cm" svg:y="12.494cm">
          <draw:text-box>
            <text:p text:style-name="P1"><text:span text:style-name="T6">30,61, </text:span></text:p>
          </draw:text-box>
        </draw:frame>
        <draw:frame draw:style-name="gr4" draw:text-style-name="P5" draw:layer="layout" svg:width="1.196cm" svg:height="0.433cm" svg:x="2.541cm" svg:y="13.12cm">
          <draw:text-box>
            <text:p text:style-name="P1"><text:span text:style-name="T6">62,45, </text:span></text:p>
          </draw:text-box>
        </draw:frame>
        <draw:frame draw:style-name="gr4" draw:text-style-name="P5" draw:layer="layout" svg:width="1.412cm" svg:height="0.433cm" svg:x="2.541cm" svg:y="13.738cm">
          <draw:text-box>
            <text:p text:style-name="P1"><text:span text:style-name="T6">59,119, </text:span></text:p>
          </draw:text-box>
        </draw:frame>
        <draw:frame draw:style-name="gr4" draw:text-style-name="P5" draw:layer="layout" svg:width="4.709cm" svg:height="0.433cm" svg:x="2.541cm" svg:y="14.346cm">
          <draw:text-box>
            <text:p text:style-name="P1"><text:span text:style-name="T6">116,90,batch_normalize=1 </text:span></text:p>
          </draw:text-box>
        </draw:frame>
        <draw:frame draw:style-name="gr4" draw:text-style-name="P5" draw:layer="layout" svg:width="1.92cm" svg:height="0.433cm" svg:x="2.541cm" svg:y="14.965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5.582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6.19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6.82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7.443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8.061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8.678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9.29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9.92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0.54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21.158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2.889cm" svg:height="0.433cm" svg:x="2.541cm" svg:y="21.775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2.39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3.01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3.637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24.254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399cm" svg:height="0.433cm" svg:x="2.541cm" svg:y="24.872cm">
          <draw:text-box>
            <text:p text:style-name="P1"><text:span text:style-name="T6">stride=1</text:span></text:p>
          </draw:text-box>
        </draw:frame>
      </draw:page>
      <draw:page draw:name="page16" draw:style-name="dp1" draw:master-page-name="master-page36">
        <draw:frame draw:style-name="gr4" draw:text-style-name="P5" draw:layer="layout" svg:width="1.204cm" svg:height="0.433cm" svg:x="2.541cm" svg:y="2.5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3.204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3.82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4.4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5.066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5.68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6.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6.919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2.889cm" svg:height="0.433cm" svg:x="2.541cm" svg:y="7.53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8.16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8.78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9.398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1.247cm" svg:height="0.433cm" svg:x="2.541cm" svg:y="10.015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0.63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1.259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1.87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2.49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3.11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3.729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4.355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97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5.591cm">
          <draw:text-box>
            <text:p text:style-name="P1"><text:span text:style-name="T6">ﬁlters=512 </text:span></text:p>
          </draw:text-box>
        </draw:frame>
        <draw:frame draw:style-name="gr4" draw:text-style-name="P5" draw:layer="layout" svg:width="2.889cm" svg:height="0.433cm" svg:x="2.541cm" svg:y="16.20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6.82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1.247cm" svg:height="0.433cm" svg:x="2.541cm" svg:y="17.452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8.07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6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9.305cm">
          <draw:text-box>
            <text:p text:style-name="P1"><text:span text:style-name="T6">ﬁlters=255 </text:span></text:p>
          </draw:text-box>
        </draw:frame>
        <draw:frame draw:style-name="gr4" draw:text-style-name="P5" draw:layer="layout" svg:width="2.931cm" svg:height="0.433cm" svg:x="2.541cm" svg:y="19.922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1.043cm" svg:height="0.433cm" svg:x="2.541cm" svg:y="20.549cm">
          <draw:text-box>
            <text:p text:style-name="P1"><text:span text:style-name="T6">[yolo] </text:span></text:p>
          </draw:text-box>
        </draw:frame>
        <draw:frame draw:style-name="gr4" draw:text-style-name="P5" draw:layer="layout" svg:width="6.471cm" svg:height="0.433cm" svg:x="2.541cm" svg:y="21.175cm">
          <draw:text-box>
            <text:p text:style-name="P1"><text:span text:style-name="T6">mask = 3,4,5anchors = 10,13, 16,30, </text:span></text:p>
          </draw:text-box>
        </draw:frame>
        <draw:frame draw:style-name="gr4" draw:text-style-name="P5" draw:layer="layout" svg:width="3.143cm" svg:height="0.433cm" svg:x="2.541cm" svg:y="21.749cm">
          <draw:text-box>
            <text:p text:style-name="P1"><text:span text:style-name="T6">156,198, 373,326 </text:span></text:p>
          </draw:text-box>
        </draw:frame>
        <draw:frame draw:style-name="gr4" draw:text-style-name="P5" draw:layer="layout" svg:width="2.068cm" svg:height="0.433cm" svg:x="2.541cm" svg:y="22.357cm">
          <draw:text-box>
            <text:p text:style-name="P1"><text:span text:style-name="T6">classes=80 </text:span></text:p>
          </draw:text-box>
        </draw:frame>
        <draw:frame draw:style-name="gr4" draw:text-style-name="P5" draw:layer="layout" svg:width="1.314cm" svg:height="0.433cm" svg:x="2.541cm" svg:y="22.974cm">
          <draw:text-box>
            <text:p text:style-name="P1"><text:span text:style-name="T6">num=9 </text:span></text:p>
          </draw:text-box>
        </draw:frame>
        <draw:frame draw:style-name="gr4" draw:text-style-name="P5" draw:layer="layout" svg:width="1.403cm" svg:height="0.433cm" svg:x="2.541cm" svg:y="23.593cm">
          <draw:text-box>
            <text:p text:style-name="P1"><text:span text:style-name="T6">jitter=.3 </text:span></text:p>
          </draw:text-box>
        </draw:frame>
        <draw:frame draw:style-name="gr4" draw:text-style-name="P5" draw:layer="layout" svg:width="3.266cm" svg:height="0.433cm" svg:x="2.541cm" svg:y="24.228cm">
          <draw:text-box>
            <text:p text:style-name="P1"><text:span text:style-name="T6">ignore_thresh = .7 </text:span></text:p>
          </draw:text-box>
        </draw:frame>
        <draw:frame draw:style-name="gr4" draw:text-style-name="P5" draw:layer="layout" svg:width="2.749cm" svg:height="0.433cm" svg:x="2.541cm" svg:y="24.845cm">
          <draw:text-box>
            <text:p text:style-name="P1"><text:span text:style-name="T6">truth_thresh = 1</text:span></text:p>
          </draw:text-box>
        </draw:frame>
      </draw:page>
      <draw:page draw:name="page17" draw:style-name="dp1" draw:master-page-name="master-page36">
        <draw:frame draw:style-name="gr4" draw:text-style-name="P5" draw:layer="layout" svg:width="1.877cm" svg:height="0.433cm" svg:x="2.541cm" svg:y="2.587cm">
          <draw:text-box>
            <text:p text:style-name="P1"><text:span text:style-name="T6">random=1 </text:span></text:p>
          </draw:text-box>
        </draw:frame>
        <draw:frame draw:style-name="gr4" draw:text-style-name="P5" draw:layer="layout" svg:width="1.221cm" svg:height="0.433cm" svg:x="2.541cm" svg:y="3.204cm">
          <draw:text-box>
            <text:p text:style-name="P1"><text:span text:style-name="T6">[route] </text:span></text:p>
          </draw:text-box>
        </draw:frame>
        <draw:frame draw:style-name="gr4" draw:text-style-name="P5" draw:layer="layout" svg:width="1.945cm" svg:height="0.433cm" svg:x="2.541cm" svg:y="3.822cm">
          <draw:text-box>
            <text:p text:style-name="P1"><text:span text:style-name="T6">layers = -4 </text:span></text:p>
          </draw:text-box>
        </draw:frame>
        <draw:frame draw:style-name="gr4" draw:text-style-name="P5" draw:layer="layout" svg:width="2.597cm" svg:height="0.433cm" svg:x="2.541cm" svg:y="4.4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5.066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5.683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6.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6.919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7.53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8.162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017cm" svg:height="0.433cm" svg:x="2.541cm" svg:y="8.78cm">
          <draw:text-box>
            <text:p text:style-name="P1"><text:span text:style-name="T6">[upsample] </text:span></text:p>
          </draw:text-box>
        </draw:frame>
        <draw:frame draw:style-name="gr4" draw:text-style-name="P5" draw:layer="layout" svg:width="1.509cm" svg:height="0.433cm" svg:x="2.541cm" svg:y="9.398cm">
          <draw:text-box>
            <text:p text:style-name="P1"><text:span text:style-name="T6">stride=2 </text:span></text:p>
          </draw:text-box>
        </draw:frame>
        <draw:frame draw:style-name="gr4" draw:text-style-name="P5" draw:layer="layout" svg:width="1.221cm" svg:height="0.433cm" svg:x="2.541cm" svg:y="10.024cm">
          <draw:text-box>
            <text:p text:style-name="P1"><text:span text:style-name="T6">[route] </text:span></text:p>
          </draw:text-box>
        </draw:frame>
        <draw:frame draw:style-name="gr4" draw:text-style-name="P5" draw:layer="layout" svg:width="2.597cm" svg:height="0.433cm" svg:x="2.541cm" svg:y="10.633cm">
          <draw:text-box>
            <text:p text:style-name="P1"><text:span text:style-name="T6">layers = -1, 36 </text:span></text:p>
          </draw:text-box>
        </draw:frame>
        <draw:frame draw:style-name="gr4" draw:text-style-name="P5" draw:layer="layout" svg:width="2.597cm" svg:height="0.433cm" svg:x="2.541cm" svg:y="11.25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1.867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12.485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3.10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3.7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346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4.965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5.582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6.199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6.817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7.44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061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8.678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2.889cm" svg:height="0.433cm" svg:x="2.541cm" svg:y="19.29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9.913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20.54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21.158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21.775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22.392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23.01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23.637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24.25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3cm" svg:height="0.433cm" svg:x="2.541cm" svg:y="24.872cm">
          <draw:text-box>
            <text:p text:style-name="P1"><text:span text:style-name="T6">batch_normalize=1</text:span></text:p>
          </draw:text-box>
        </draw:frame>
      </draw:page>
      <draw:page draw:name="page18" draw:style-name="dp1" draw:master-page-name="master-page36">
        <draw:frame draw:style-name="gr4" draw:text-style-name="P5" draw:layer="layout" svg:width="1.247cm" svg:height="0.433cm" svg:x="2.541cm" svg:y="2.587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3.204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196cm" svg:height="0.433cm" svg:x="2.541cm" svg:y="3.822cm">
          <draw:text-box>
            <text:p text:style-name="P1"><text:span text:style-name="T6">33,23, </text:span></text:p>
          </draw:text-box>
        </draw:frame>
        <draw:frame draw:style-name="gr4" draw:text-style-name="P5" draw:layer="layout" svg:width="1.196cm" svg:height="0.433cm" svg:x="2.541cm" svg:y="4.448cm">
          <draw:text-box>
            <text:p text:style-name="P1"><text:span text:style-name="T6">30,61, </text:span></text:p>
          </draw:text-box>
        </draw:frame>
        <draw:frame draw:style-name="gr4" draw:text-style-name="P5" draw:layer="layout" svg:width="1.196cm" svg:height="0.433cm" svg:x="2.541cm" svg:y="5.075cm">
          <draw:text-box>
            <text:p text:style-name="P1"><text:span text:style-name="T6">62,45, </text:span></text:p>
          </draw:text-box>
        </draw:frame>
        <draw:frame draw:style-name="gr4" draw:text-style-name="P5" draw:layer="layout" svg:width="1.412cm" svg:height="0.433cm" svg:x="2.541cm" svg:y="5.692cm">
          <draw:text-box>
            <text:p text:style-name="P1"><text:span text:style-name="T6">59,119, </text:span></text:p>
          </draw:text-box>
        </draw:frame>
        <draw:frame draw:style-name="gr4" draw:text-style-name="P5" draw:layer="layout" svg:width="2.504cm" svg:height="0.433cm" svg:x="2.541cm" svg:y="6.309cm">
          <draw:text-box>
            <text:p text:style-name="P1"><text:span text:style-name="T6">116,90,pad=1 </text:span></text:p>
          </draw:text-box>
        </draw:frame>
        <draw:frame draw:style-name="gr4" draw:text-style-name="P5" draw:layer="layout" svg:width="1.92cm" svg:height="0.433cm" svg:x="2.541cm" svg:y="6.919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2.889cm" svg:height="0.433cm" svg:x="2.541cm" svg:y="7.53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8.15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8.78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92cm" svg:height="0.433cm" svg:x="2.541cm" svg:y="9.398cm">
          <draw:text-box>
            <text:p text:style-name="P1"><text:span text:style-name="T6">ﬁlters=128 </text:span></text:p>
          </draw:text-box>
        </draw:frame>
        <draw:frame draw:style-name="gr4" draw:text-style-name="P5" draw:layer="layout" svg:width="1.247cm" svg:height="0.433cm" svg:x="2.541cm" svg:y="10.015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0.633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1.25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2.889cm" svg:height="0.433cm" svg:x="2.541cm" svg:y="11.876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2.494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3.41cm" svg:height="0.433cm" svg:x="2.541cm" svg:y="13.112cm">
          <draw:text-box>
            <text:p text:style-name="P1"><text:span text:style-name="T6">batch_normalize=1 </text:span></text:p>
          </draw:text-box>
        </draw:frame>
        <draw:frame draw:style-name="gr4" draw:text-style-name="P5" draw:layer="layout" svg:width="1.247cm" svg:height="0.433cm" svg:x="2.541cm" svg:y="13.729cm">
          <draw:text-box>
            <text:p text:style-name="P1"><text:span text:style-name="T6">size=3 </text:span></text:p>
          </draw:text-box>
        </draw:frame>
        <draw:frame draw:style-name="gr4" draw:text-style-name="P5" draw:layer="layout" svg:width="1.509cm" svg:height="0.433cm" svg:x="2.541cm" svg:y="14.346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4.973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5.591cm">
          <draw:text-box>
            <text:p text:style-name="P1"><text:span text:style-name="T6">ﬁlters=256 </text:span></text:p>
          </draw:text-box>
        </draw:frame>
        <draw:frame draw:style-name="gr4" draw:text-style-name="P5" draw:layer="layout" svg:width="2.889cm" svg:height="0.433cm" svg:x="2.541cm" svg:y="16.208cm">
          <draw:text-box>
            <text:p text:style-name="P1"><text:span text:style-name="T6">activation=leaky </text:span></text:p>
          </draw:text-box>
        </draw:frame>
        <draw:frame draw:style-name="gr4" draw:text-style-name="P5" draw:layer="layout" svg:width="2.597cm" svg:height="0.433cm" svg:x="2.541cm" svg:y="16.826cm">
          <draw:text-box>
            <text:p text:style-name="P1"><text:span text:style-name="T6">[convolutional] </text:span></text:p>
          </draw:text-box>
        </draw:frame>
        <draw:frame draw:style-name="gr4" draw:text-style-name="P5" draw:layer="layout" svg:width="1.247cm" svg:height="0.433cm" svg:x="2.541cm" svg:y="17.443cm">
          <draw:text-box>
            <text:p text:style-name="P1"><text:span text:style-name="T6">size=1 </text:span></text:p>
          </draw:text-box>
        </draw:frame>
        <draw:frame draw:style-name="gr4" draw:text-style-name="P5" draw:layer="layout" svg:width="1.509cm" svg:height="0.433cm" svg:x="2.541cm" svg:y="18.07cm">
          <draw:text-box>
            <text:p text:style-name="P1"><text:span text:style-name="T6">stride=1 </text:span></text:p>
          </draw:text-box>
        </draw:frame>
        <draw:frame draw:style-name="gr4" draw:text-style-name="P5" draw:layer="layout" svg:width="1.204cm" svg:height="0.433cm" svg:x="2.541cm" svg:y="18.687cm">
          <draw:text-box>
            <text:p text:style-name="P1"><text:span text:style-name="T6">pad=1 </text:span></text:p>
          </draw:text-box>
        </draw:frame>
        <draw:frame draw:style-name="gr4" draw:text-style-name="P5" draw:layer="layout" svg:width="1.92cm" svg:height="0.433cm" svg:x="2.541cm" svg:y="19.305cm">
          <draw:text-box>
            <text:p text:style-name="P1"><text:span text:style-name="T6">ﬁlters=255 </text:span></text:p>
          </draw:text-box>
        </draw:frame>
        <draw:frame draw:style-name="gr4" draw:text-style-name="P5" draw:layer="layout" svg:width="2.931cm" svg:height="0.433cm" svg:x="2.541cm" svg:y="19.922cm">
          <draw:text-box>
            <text:p text:style-name="P1"><text:span text:style-name="T6">activation=linear </text:span></text:p>
          </draw:text-box>
        </draw:frame>
        <draw:frame draw:style-name="gr4" draw:text-style-name="P5" draw:layer="layout" svg:width="1.043cm" svg:height="0.433cm" svg:x="2.541cm" svg:y="20.54cm">
          <draw:text-box>
            <text:p text:style-name="P1"><text:span text:style-name="T6">[yolo] </text:span></text:p>
          </draw:text-box>
        </draw:frame>
        <draw:frame draw:style-name="gr4" draw:text-style-name="P5" draw:layer="layout" svg:width="2.36cm" svg:height="0.433cm" svg:x="2.541cm" svg:y="21.175cm">
          <draw:text-box>
            <text:p text:style-name="P1"><text:span text:style-name="T6">mask = 0,1,2 </text:span></text:p>
          </draw:text-box>
        </draw:frame>
        <draw:frame draw:style-name="gr4" draw:text-style-name="P5" draw:layer="layout" svg:width="4.223cm" svg:height="0.433cm" svg:x="2.541cm" svg:y="21.757cm">
          <draw:text-box>
            <text:p text:style-name="P1"><text:span text:style-name="T6">anchors = 10,13, 16,30, </text:span></text:p>
          </draw:text-box>
        </draw:frame>
        <draw:frame draw:style-name="gr4" draw:text-style-name="P5" draw:layer="layout" svg:width="3.143cm" svg:height="0.433cm" svg:x="2.541cm" svg:y="22.375cm">
          <draw:text-box>
            <text:p text:style-name="P1"><text:span text:style-name="T6">156,198, 373,326 </text:span></text:p>
          </draw:text-box>
        </draw:frame>
        <draw:frame draw:style-name="gr4" draw:text-style-name="P5" draw:layer="layout" svg:width="2.068cm" svg:height="0.433cm" svg:x="2.541cm" svg:y="22.983cm">
          <draw:text-box>
            <text:p text:style-name="P1"><text:span text:style-name="T6">classes=80 </text:span></text:p>
          </draw:text-box>
        </draw:frame>
        <draw:frame draw:style-name="gr4" draw:text-style-name="P5" draw:layer="layout" svg:width="1.314cm" svg:height="0.433cm" svg:x="2.541cm" svg:y="23.601cm">
          <draw:text-box>
            <text:p text:style-name="P1"><text:span text:style-name="T6">num=9 </text:span></text:p>
          </draw:text-box>
        </draw:frame>
        <draw:frame draw:style-name="gr4" draw:text-style-name="P5" draw:layer="layout" svg:width="1.403cm" svg:height="0.433cm" svg:x="2.541cm" svg:y="24.219cm">
          <draw:text-box>
            <text:p text:style-name="P1"><text:span text:style-name="T6">jitter=.3 </text:span></text:p>
          </draw:text-box>
        </draw:frame>
        <draw:frame draw:style-name="gr4" draw:text-style-name="P5" draw:layer="layout" svg:width="3.156cm" svg:height="0.433cm" svg:x="2.541cm" svg:y="24.854cm">
          <draw:text-box>
            <text:p text:style-name="P1"><text:span text:style-name="T6">ignore_thresh = .7</text:span></text:p>
          </draw:text-box>
        </draw:frame>
      </draw:page>
      <draw:page draw:name="page19" draw:style-name="dp1" draw:master-page-name="master-page39">
        <draw:frame draw:style-name="gr4" draw:text-style-name="P5" draw:layer="layout" svg:width="2.86cm" svg:height="0.433cm" svg:x="2.541cm" svg:y="2.587cm">
          <draw:text-box>
            <text:p text:style-name="P1"><text:span text:style-name="T6">truth_thresh = 1 </text:span></text:p>
          </draw:text-box>
        </draw:frame>
        <draw:frame draw:style-name="gr4" draw:text-style-name="P5" draw:layer="layout" svg:width="1.877cm" svg:height="0.433cm" svg:x="2.541cm" svg:y="3.204cm">
          <draw:text-box>
            <text:p text:style-name="P1"><text:span text:style-name="T6">random=1 </text:span></text:p>
          </draw:text-box>
        </draw:frame>
        <draw:frame draw:style-name="gr4" draw:text-style-name="P5" draw:layer="layout" svg:width="1.196cm" svg:height="0.433cm" svg:x="2.541cm" svg:y="3.822cm">
          <draw:text-box>
            <text:p text:style-name="P1"><text:span text:style-name="T6">33,23, </text:span></text:p>
          </draw:text-box>
        </draw:frame>
        <draw:frame draw:style-name="gr4" draw:text-style-name="P5" draw:layer="layout" svg:width="1.196cm" svg:height="0.433cm" svg:x="2.541cm" svg:y="4.448cm">
          <draw:text-box>
            <text:p text:style-name="P1"><text:span text:style-name="T6">30,61, </text:span></text:p>
          </draw:text-box>
        </draw:frame>
        <draw:frame draw:style-name="gr4" draw:text-style-name="P5" draw:layer="layout" svg:width="1.196cm" svg:height="0.433cm" svg:x="2.541cm" svg:y="5.075cm">
          <draw:text-box>
            <text:p text:style-name="P1"><text:span text:style-name="T6">62,45, </text:span></text:p>
          </draw:text-box>
        </draw:frame>
        <draw:frame draw:style-name="gr4" draw:text-style-name="P5" draw:layer="layout" svg:width="1.412cm" svg:height="0.433cm" svg:x="2.541cm" svg:y="5.692cm">
          <draw:text-box>
            <text:p text:style-name="P1"><text:span text:style-name="T6">59,119, </text:span></text:p>
          </draw:text-box>
        </draw:frame>
        <draw:frame draw:style-name="gr4" draw:text-style-name="P5" draw:layer="layout" svg:width="1.412cm" svg:height="0.433cm" svg:x="2.541cm" svg:y="6.309cm">
          <draw:text-box>
            <text:p text:style-name="P1"><text:span text:style-name="T6">116,90,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6cm" fo:margin-left="2.5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39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6T01:39:08.188000000</dc:date>
    <meta:editing-duration>PT51S</meta:editing-duration>
    <meta:editing-cycles>1</meta:editing-cycles>
    <meta:document-statistic meta:object-count="713"/>
    <meta:generator>LibreOffice/7.4.2.3$Windows_X86_64 LibreOffice_project/382eef1f22670f7f4118c8c2dd222ec7ad009daf</meta:generator>
  </office:meta>
</office:document-meta>
</file>